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5.18423462" calcext:value-type="float">
            <text:p>65,18423462</text:p>
          </table:table-cell>
          <table:table-cell office:value-type="float" office:value="5.365569951E-027" calcext:value-type="float">
            <text:p>5,37E-027</text:p>
          </table:table-cell>
          <table:table-cell office:value-type="float" office:value="4.471274376" calcext:value-type="float">
            <text:p>4,47127437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87.1423645" calcext:value-type="float">
            <text:p>87,1423645</text:p>
          </table:table-cell>
          <table:table-cell office:value-type="float" office:value="5.352366931E-027" calcext:value-type="float">
            <text:p>5,35E-027</text:p>
          </table:table-cell>
          <table:table-cell office:value-type="float" office:value="4.478105545" calcext:value-type="float">
            <text:p>4,478105545</text:p>
          </table:table-cell>
          <table:table-cell table:style-name="ce2" table:formula="of:=([.E3]-[.E2])/[.E2]" office:value-type="float" office:value="0.00152779016127187" calcext:value-type="float">
            <text:p>0,001527790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507" calcext:value-type="float">
            <text:p>142507</text:p>
          </table:table-cell>
          <table:table-cell office:value-type="float" office:value="90.48183441" calcext:value-type="float">
            <text:p>90,48183441</text:p>
          </table:table-cell>
          <table:table-cell office:value-type="float" office:value="1.219574739E-020" calcext:value-type="float">
            <text:p>1,22E-020</text:p>
          </table:table-cell>
          <table:table-cell office:value-type="float" office:value="3.069136858" calcext:value-type="float">
            <text:p>3,06913685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507" calcext:value-type="float">
            <text:p>142507</text:p>
          </table:table-cell>
          <table:table-cell office:value-type="float" office:value="109.0053864" calcext:value-type="float">
            <text:p>109,0053864</text:p>
          </table:table-cell>
          <table:table-cell office:value-type="float" office:value="1.217471567E-020" calcext:value-type="float">
            <text:p>1,22E-020</text:p>
          </table:table-cell>
          <table:table-cell office:value-type="float" office:value="3.070685863" calcext:value-type="float">
            <text:p>3,070685863</text:p>
          </table:table-cell>
          <table:table-cell table:formula="of:=([.E5]-[.E4])/[.E4]" office:value-type="float" office:value="0.000504703788611637" calcext:value-type="float">
            <text:p>0,000504703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2621" calcext:value-type="float">
            <text:p>142621</text:p>
          </table:table-cell>
          <table:table-cell office:value-type="float" office:value="109.2816849" calcext:value-type="float">
            <text:p>109,2816849</text:p>
          </table:table-cell>
          <table:table-cell office:value-type="float" office:value="1.627123656E-017" calcext:value-type="float">
            <text:p>1,63E-017</text:p>
          </table:table-cell>
          <table:table-cell office:value-type="float" office:value="2.461653709" calcext:value-type="float">
            <text:p>2,461653709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2621" calcext:value-type="float">
            <text:p>142621</text:p>
          </table:table-cell>
          <table:table-cell office:value-type="float" office:value="101.7814178" calcext:value-type="float">
            <text:p>101,7814178</text:p>
          </table:table-cell>
          <table:table-cell office:value-type="float" office:value="1.625615706E-017" calcext:value-type="float">
            <text:p>1,63E-017</text:p>
          </table:table-cell>
          <table:table-cell office:value-type="float" office:value="2.46228838" calcext:value-type="float">
            <text:p>2,46228838</text:p>
          </table:table-cell>
          <table:table-cell table:style-name="ce3" table:formula="of:=([.E7]-[.E6])/[.E6]" office:value-type="float" office:value="0.000257823022661312" calcext:value-type="float">
            <text:p>0,00025782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2665" calcext:value-type="float">
            <text:p>142665</text:p>
          </table:table-cell>
          <table:table-cell office:value-type="float" office:value="101.9464722" calcext:value-type="float">
            <text:p>101,9464722</text:p>
          </table:table-cell>
          <table:table-cell office:value-type="float" office:value="1.887915949E-015" calcext:value-type="float">
            <text:p>1,89E-015</text:p>
          </table:table-cell>
          <table:table-cell office:value-type="float" office:value="2.096198797" calcext:value-type="float">
            <text:p>2,09619879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2665" calcext:value-type="float">
            <text:p>142665</text:p>
          </table:table-cell>
          <table:table-cell office:value-type="float" office:value="105.0630951" calcext:value-type="float">
            <text:p>105,0630951</text:p>
          </table:table-cell>
          <table:table-cell office:value-type="float" office:value="1.884536923E-015" calcext:value-type="float">
            <text:p>1,88E-015</text:p>
          </table:table-cell>
          <table:table-cell office:value-type="float" office:value="2.096782923" calcext:value-type="float">
            <text:p>2,096782923</text:p>
          </table:table-cell>
          <table:table-cell table:style-name="ce3" table:formula="of:=([.E9]-[.E8])/[.E8]" office:value-type="float" office:value="0.00027865963897895" calcext:value-type="float">
            <text:p>0,000278659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2769" calcext:value-type="float">
            <text:p>142769</text:p>
          </table:table-cell>
          <table:table-cell office:value-type="float" office:value="105.0980988" calcext:value-type="float">
            <text:p>105,0980988</text:p>
          </table:table-cell>
          <table:table-cell office:value-type="float" office:value="0.00000000000009572120792" calcext:value-type="float">
            <text:p>9,57E-014</text:p>
          </table:table-cell>
          <table:table-cell office:value-type="float" office:value="1.845038056" calcext:value-type="float">
            <text:p>1,84503805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2769" calcext:value-type="float">
            <text:p>142769</text:p>
          </table:table-cell>
          <table:table-cell office:value-type="float" office:value="106.8897705" calcext:value-type="float">
            <text:p>106,8897705</text:p>
          </table:table-cell>
          <table:table-cell office:value-type="float" office:value="0.00000000000009574180099" calcext:value-type="float">
            <text:p>9,57E-014</text:p>
          </table:table-cell>
          <table:table-cell office:value-type="float" office:value="1.845801234" calcext:value-type="float">
            <text:p>1,845801234</text:p>
          </table:table-cell>
          <table:table-cell table:style-name="ce3" table:formula="of:=([.E11]-[.E10])/[.E10]" office:value-type="float" office:value="0.000413638080536233" calcext:value-type="float">
            <text:p>0,000413638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2839" calcext:value-type="float">
            <text:p>142839</text:p>
          </table:table-cell>
          <table:table-cell office:value-type="float" office:value="106.8703308" calcext:value-type="float">
            <text:p>106,8703308</text:p>
          </table:table-cell>
          <table:table-cell office:value-type="float" office:value="0.000000000001468396693" calcext:value-type="float">
            <text:p>1,47E-012</text:p>
          </table:table-cell>
          <table:table-cell office:value-type="float" office:value="1.656466722" calcext:value-type="float">
            <text:p>1,656466722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2839" calcext:value-type="float">
            <text:p>142839</text:p>
          </table:table-cell>
          <table:table-cell office:value-type="float" office:value="109.8410263" calcext:value-type="float">
            <text:p>109,8410263</text:p>
          </table:table-cell>
          <table:table-cell office:value-type="float" office:value="0.000000000001461454547" calcext:value-type="float">
            <text:p>1,46E-012</text:p>
          </table:table-cell>
          <table:table-cell office:value-type="float" office:value="1.657010198" calcext:value-type="float">
            <text:p>1,657010198</text:p>
          </table:table-cell>
          <table:table-cell table:formula="of:=([.E13]-[.E12])/[.E12]" office:value-type="float" office:value="0.000328093521458648" calcext:value-type="float">
            <text:p>0,000328093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2910" calcext:value-type="float">
            <text:p>142910</text:p>
          </table:table-cell>
          <table:table-cell office:value-type="float" office:value="109.8236465" calcext:value-type="float">
            <text:p>109,8236465</text:p>
          </table:table-cell>
          <table:table-cell office:value-type="float" office:value="0.00000000005789264554" calcext:value-type="float">
            <text:p>5,79E-011</text:p>
          </table:table-cell>
          <table:table-cell office:value-type="float" office:value="1.508295774" calcext:value-type="float">
            <text:p>1,50829577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2910" calcext:value-type="float">
            <text:p>142910</text:p>
          </table:table-cell>
          <table:table-cell office:value-type="float" office:value="111.8589478" calcext:value-type="float">
            <text:p>111,8589478</text:p>
          </table:table-cell>
          <table:table-cell office:value-type="float" office:value="0.00000000005787044108" calcext:value-type="float">
            <text:p>5,79E-011</text:p>
          </table:table-cell>
          <table:table-cell office:value-type="float" office:value="1.509152532" calcext:value-type="float">
            <text:p>1,509152532</text:p>
          </table:table-cell>
          <table:table-cell table:formula="of:=([.E15]-[.E14])/[.E14]" office:value-type="float" office:value="0.000568030498240888" calcext:value-type="float">
            <text:p>0,00056803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3079" calcext:value-type="float">
            <text:p>143079</text:p>
          </table:table-cell>
          <table:table-cell office:value-type="float" office:value="111.8468704" calcext:value-type="float">
            <text:p>111,8468704</text:p>
          </table:table-cell>
          <table:table-cell office:value-type="float" office:value="0.00000000008858538209" calcext:value-type="float">
            <text:p>8,86E-011</text:p>
          </table:table-cell>
          <table:table-cell office:value-type="float" office:value="1.387850761" calcext:value-type="float">
            <text:p>1,38785076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3079" calcext:value-type="float">
            <text:p>143079</text:p>
          </table:table-cell>
          <table:table-cell office:value-type="float" office:value="112.292717" calcext:value-type="float">
            <text:p>112,292717</text:p>
          </table:table-cell>
          <table:table-cell office:value-type="float" office:value="0.0000000000893177407" calcext:value-type="float">
            <text:p>8,93E-011</text:p>
          </table:table-cell>
          <table:table-cell office:value-type="float" office:value="1.388037205" calcext:value-type="float">
            <text:p>1,388037205</text:p>
          </table:table-cell>
          <table:table-cell table:formula="of:=([.E17]-[.E16])/[.E16]" office:value-type="float" office:value="0.000134340092781703" calcext:value-type="float">
            <text:p>0,000134340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3112" calcext:value-type="float">
            <text:p>143112</text:p>
          </table:table-cell>
          <table:table-cell office:value-type="float" office:value="112.3123779" calcext:value-type="float">
            <text:p>112,3123779</text:p>
          </table:table-cell>
          <table:table-cell office:value-type="float" office:value="0.000000004999387571" calcext:value-type="float">
            <text:p>5,00E-009</text:p>
          </table:table-cell>
          <table:table-cell office:value-type="float" office:value="1.285959363" calcext:value-type="float">
            <text:p>1,285959363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3112" calcext:value-type="float">
            <text:p>143112</text:p>
          </table:table-cell>
          <table:table-cell office:value-type="float" office:value="112.64991" calcext:value-type="float">
            <text:p>112,64991</text:p>
          </table:table-cell>
          <table:table-cell office:value-type="float" office:value="0.000000004993408353" calcext:value-type="float">
            <text:p>4,99E-009</text:p>
          </table:table-cell>
          <table:table-cell office:value-type="float" office:value="1.286719561" calcext:value-type="float">
            <text:p>1,286719561</text:p>
          </table:table-cell>
          <table:table-cell table:style-name="ce3" table:formula="of:=([.E19]-[.E18])/[.E18]" office:value-type="float" office:value="0.000591152428196944" calcext:value-type="float">
            <text:p>0,000591152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3269" calcext:value-type="float">
            <text:p>143269</text:p>
          </table:table-cell>
          <table:table-cell office:value-type="float" office:value="238.7767944" calcext:value-type="float">
            <text:p>238,7767944</text:p>
          </table:table-cell>
          <table:table-cell office:value-type="float" office:value="0.00000003006139693" calcext:value-type="float">
            <text:p>3,01E-008</text:p>
          </table:table-cell>
          <table:table-cell office:value-type="float" office:value="1.199523926" calcext:value-type="float">
            <text:p>1,199523926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3269" calcext:value-type="float">
            <text:p>143269</text:p>
          </table:table-cell>
          <table:table-cell office:value-type="float" office:value="304.7492371" calcext:value-type="float">
            <text:p>304,7492371</text:p>
          </table:table-cell>
          <table:table-cell office:value-type="float" office:value="0.00000003005189342" calcext:value-type="float">
            <text:p>3,01E-008</text:p>
          </table:table-cell>
          <table:table-cell office:value-type="float" office:value="1.200654864" calcext:value-type="float">
            <text:p>1,200654864</text:p>
          </table:table-cell>
          <table:table-cell table:style-name="ce3" table:formula="of:=([.E21]-[.E20])/[.E20]" office:value-type="float" office:value="0.000942822377684022" calcext:value-type="float">
            <text:p>0,000942822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3306" calcext:value-type="float">
            <text:p>143306</text:p>
          </table:table-cell>
          <table:table-cell office:value-type="float" office:value="298.82724" calcext:value-type="float">
            <text:p>298,82724</text:p>
          </table:table-cell>
          <table:table-cell office:value-type="float" office:value="0.00000003648175451" calcext:value-type="float">
            <text:p>3,65E-008</text:p>
          </table:table-cell>
          <table:table-cell office:value-type="float" office:value="1.124297738" calcext:value-type="float">
            <text:p>1,124297738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55470536104222" calcext:value-type="float">
            <text:p>0,00055470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09:14:49.851960965</dc:date>
    <meta:document-statistic meta:table-count="1" meta:cell-count="121" meta:object-count="0"/>
    <meta:generator>LibreOffice/4.1.4.2$Linux_X86_64 LibreOffice_project/410m0$Build-2</meta:generator>
  </office:meta>
</office:document-meta>
</file>